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07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5" table:default-cell-style-name="ce3"/>
        <table:table-column table:style-name="co2" table:number-columns-repeated="3" table:default-cell-style-name="Default"/>
        <table:table-row table:style-name="ro1">
          <table:table-cell office:value-type="string">
            <text:p>Random sample: Expert, question only (no background)</text:p>
          </table:table-cell>
          <table:table-cell table:number-columns-repeated="8"/>
        </table:table-row>
        <table:table-row table:style-name="ro1">
          <table:table-cell table:style-name="ce1" office:value-type="string">
            <text:p>Question no.</text:p>
          </table:table-cell>
          <table:table-cell table:style-name="ce4" office:value-type="string">
            <text:p>Ans1</text:p>
          </table:table-cell>
          <table:table-cell table:style-name="ce4" office:value-type="string">
            <text:p>Ans2</text:p>
          </table:table-cell>
          <table:table-cell table:style-name="ce4" office:value-type="string">
            <text:p>Ans3</text:p>
          </table:table-cell>
          <table:table-cell table:style-name="ce4" office:value-type="string">
            <text:p>Ans4</text:p>
          </table:table-cell>
          <table:table-cell table:style-name="ce4" office:value-type="string">
            <text:p>Ans5</text:p>
          </table:table-cell>
          <table:table-cell table:style-name="ce1" office:value-type="string">
            <text:p>Total</text:p>
          </table:table-cell>
          <table:table-cell/>
          <table:table-cell office:value-type="string">
            <text:p>Notes: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3:.F3])" office:value-type="float" office:value="1">
            <text:p>1</text:p>
          </table:table-cell>
          <table:table-cell/>
          <table:table-cell office:value-type="string">
            <text:p>Questions 4 and 10 are virtually the same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B4:.F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B5:.F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formula="of:=SUM([.B6:.F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7:.F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SUM([.B8:.F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formula="of:=SUM([.B9:.F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formula="of:=SUM([.B10:.F1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formula="of:=SUM([.B11:.F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formula="of:=SUM([.B12:.F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formula="of:=SUM([.B13:.F1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B14:.F14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formula="of:=SUM([.B15:.F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16:.F1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formula="of:=SUM([.B17:.F1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table:formula="of:=SUM([.B18:.F1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B19:.F19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B20:.F20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21:.F21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19">
            <text:p>19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B22:.F22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table:formula="of:=SUM([.B23:.F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1">
            <text:p>21</text:p>
          </table:table-cell>
          <table:table-cell table:number-columns-repeated="5" office:value-type="float" office:value="0">
            <text:p>0</text:p>
          </table:table-cell>
          <table:table-cell table:formula="of:=SUM([.B24:.F2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25:.F2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 table:formula="of:=SUM([.B26:.F2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4">
            <text:p>24</text:p>
          </table:table-cell>
          <table:table-cell table:number-columns-repeated="5" office:value-type="float" office:value="0">
            <text:p>0</text:p>
          </table:table-cell>
          <table:table-cell table:formula="of:=SUM([.B27:.F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table:formula="of:=SUM([.B28:.F2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6">
            <text:p>26</text:p>
          </table:table-cell>
          <table:table-cell table:number-columns-repeated="5" office:value-type="float" office:value="0">
            <text:p>0</text:p>
          </table:table-cell>
          <table:table-cell table:formula="of:=SUM([.B29:.F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7">
            <text:p>27</text:p>
          </table:table-cell>
          <table:table-cell table:number-columns-repeated="5" office:value-type="float" office:value="0">
            <text:p>0</text:p>
          </table:table-cell>
          <table:table-cell table:formula="of:=SUM([.B30:.F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B31:.F31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B32:.F32])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" office:value-type="string">
            <text:p>Total</text:p>
          </table:table-cell>
          <table:table-cell table:style-name="ce4" table:formula="of:=SUM([.B3:.F32])"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Max</text:p>
          </table:table-cell>
          <table:table-cell table:style-name="ce4" office:value-type="float" office:value="300">
            <text:p>3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Percent</text:p>
          </table:table-cell>
          <table:table-cell table:style-name="ce6" table:formula="of:=([.G33]/[.G34])" office:value-type="percentage" office:value="0.0633333333333333">
            <text:p>6.3%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office:value-type="string">
            <text:p>Duplicates</text:p>
          </table:table-cell>
          <table:table-cell table:style-name="ce5" table:formula="of:=SUMPRODUCT(--ISTEXT([.B3:.F32])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2">
          <table:table-cell office:value-type="string">
            <text:p>Count Vectorizer</text:p>
          </table:table-cell>
          <table:table-cell table:number-columns-repeated="8"/>
        </table:table-row>
        <table:table-row table:style-name="ro1">
          <table:table-cell table:style-name="ce1" office:value-type="string">
            <text:p>Question no.</text:p>
          </table:table-cell>
          <table:table-cell table:style-name="ce4" office:value-type="string">
            <text:p>Ans1</text:p>
          </table:table-cell>
          <table:table-cell table:style-name="ce4" office:value-type="string">
            <text:p>Ans2</text:p>
          </table:table-cell>
          <table:table-cell table:style-name="ce4" office:value-type="string">
            <text:p>Ans3</text:p>
          </table:table-cell>
          <table:table-cell table:style-name="ce4" office:value-type="string">
            <text:p>Ans4</text:p>
          </table:table-cell>
          <table:table-cell table:style-name="ce4" office:value-type="string">
            <text:p>Ans5</text:p>
          </table:table-cell>
          <table:table-cell table:style-name="ce1" office:value-type="string">
            <text:p>Total</text:p>
          </table:table-cell>
          <table:table-cell table:number-columns-repeated="2"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3" office:value-type="float" office:value="2">
            <text:p>2</text:p>
          </table:table-cell>
          <table:table-cell table:formula="of:=SUM([.B40:.F40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41:.F41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42:.F42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B43:.F43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B44:.F44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5">
            <text:p>5</text:p>
          </table:table-cell>
          <table:table-cell table:number-columns-repeated="5" office:value-type="float" office:value="2">
            <text:p>2</text:p>
          </table:table-cell>
          <table:table-cell table:formula="of:=SUM([.B45:.F45])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46:.F46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SUM([.B47:.F47])"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5" office:value-type="float" office:value="1">
            <text:p>1</text:p>
          </table:table-cell>
          <table:table-cell table:formula="of:=SUM([.B48:.F48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9">
            <text:p>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49:.F49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10">
            <text:p>10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B50:.F50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11">
            <text:p>1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B51:.F51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52:.F52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53:.F53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B54:.F54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5">
            <text:p>15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55:.F55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56:.F56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17">
            <text:p>17</text:p>
          </table:table-cell>
          <table:table-cell table:number-columns-repeated="4" office:value-type="float" office:value="2">
            <text:p>2</text:p>
          </table:table-cell>
          <table:table-cell office:value-type="string">
            <text:p>d</text:p>
          </table:table-cell>
          <table:table-cell table:formula="of:=SUM([.B57:.F57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58:.F58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>
            <text:p>19</text:p>
          </table:table-cell>
          <table:table-cell table:number-columns-repeated="5" office:value-type="float" office:value="2">
            <text:p>2</text:p>
          </table:table-cell>
          <table:table-cell table:formula="of:=SUM([.B59:.F59])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formula="of:=SUM([.B60:.F60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1">
            <text:p>2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B61:.F61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B62:.F62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3" office:value-type="float" office:value="2">
            <text:p>2</text:p>
          </table:table-cell>
          <table:table-cell table:formula="of:=SUM([.B63:.F63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table:formula="of:=SUM([.B64:.F64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B65:.F65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6">
            <text:p>26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d</text:p>
          </table:table-cell>
          <table:table-cell table:formula="of:=SUM([.B66:.F66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27">
            <text:p>2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B67:.F67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68:.F68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formula="of:=SUM([.B69:.F69])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" office:value-type="string">
            <text:p>Total</text:p>
          </table:table-cell>
          <table:table-cell table:style-name="ce4" table:formula="of:=SUM([.B40:.F69])" office:value-type="float" office:value="173">
            <text:p>173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Max</text:p>
          </table:table-cell>
          <table:table-cell table:style-name="ce4" office:value-type="float" office:value="300">
            <text:p>3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Percent</text:p>
          </table:table-cell>
          <table:table-cell table:style-name="ce6" table:formula="of:=([.G70]/[.G71])" office:value-type="percentage" office:value="0.576666666666667">
            <text:p>57.7%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office:value-type="string">
            <text:p>Duplicates</text:p>
          </table:table-cell>
          <table:table-cell table:style-name="ce5" table:formula="of:=SUMPRODUCT(--ISTEXT([.B40:.F69]))"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>
            <text:p>TFIDF trial 1: Expert, question only (no background)</text:p>
          </table:table-cell>
          <table:table-cell table:number-columns-repeated="8"/>
        </table:table-row>
        <table:table-row table:style-name="ro1">
          <table:table-cell table:style-name="ce1" office:value-type="string">
            <text:p>Question no.</text:p>
          </table:table-cell>
          <table:table-cell table:style-name="ce4" office:value-type="string">
            <text:p>Ans1</text:p>
          </table:table-cell>
          <table:table-cell table:style-name="ce4" office:value-type="string">
            <text:p>Ans2</text:p>
          </table:table-cell>
          <table:table-cell table:style-name="ce4" office:value-type="string">
            <text:p>Ans3</text:p>
          </table:table-cell>
          <table:table-cell table:style-name="ce4" office:value-type="string">
            <text:p>Ans4</text:p>
          </table:table-cell>
          <table:table-cell table:style-name="ce4" office:value-type="string">
            <text:p>Ans5</text:p>
          </table:table-cell>
          <table:table-cell table:style-name="ce1" office:value-type="string">
            <text:p>Total</text:p>
          </table:table-cell>
          <table:table-cell/>
          <table:table-cell office:value-type="string">
            <text:p>0 = miss, 1 = partial, 2 = full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77:.F77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B78:.F78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formula="of:=SUM([.B79:.F79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80:.F80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formula="of:=SUM([.B81:.F81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d</text:p>
          </table:table-cell>
          <table:table-cell table:formula="of:=SUM([.B82:.F82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formula="of:=SUM([.B83:.F83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formula="of:=SUM([.B84:.F84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85:.F85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formula="of:=SUM([.B86:.F8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formula="of:=SUM([.B87:.F87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88:.F88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formula="of:=SUM([.B89:.F89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formula="of:=SUM([.B90:.F90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91:.F91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92:.F92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formula="of:=SUM([.B93:.F93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7">
            <text:p>17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formula="of:=SUM([.B94:.F94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B95:.F95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96:.F96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table:formula="of:=SUM([.B97:.F9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98:.F98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formula="of:=SUM([.B99:.F99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formula="of:=SUM([.B100:.F100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formula="of:=SUM([.B101:.F101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formula="of:=SUM([.B102:.F102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103:.F103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formula="of:=SUM([.B104:.F104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105:.F105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formula="of:=SUM([.B106:.F106])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" office:value-type="string">
            <text:p>Total</text:p>
          </table:table-cell>
          <table:table-cell table:style-name="ce4" table:formula="of:=SUM([.B77:.F106])" office:value-type="float" office:value="128">
            <text:p>128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Max</text:p>
          </table:table-cell>
          <table:table-cell table:style-name="ce4" office:value-type="float" office:value="300">
            <text:p>3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Percent</text:p>
          </table:table-cell>
          <table:table-cell table:style-name="ce6" table:formula="of:=([.G107]/[.G108])" office:value-type="percentage" office:value="0.426666666666667">
            <text:p>42.7%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office:value-type="string">
            <text:p>Duplicates</text:p>
          </table:table-cell>
          <table:table-cell table:style-name="ce5" table:formula="of:=SUMPRODUCT(--ISTEXT([.B77:.F106]))" office:value-type="float" office:value="55">
            <text:p>5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TFIDF trial 2: Expert, question only (no background); more data cleaning</text:p>
          </table:table-cell>
          <table:table-cell table:number-columns-repeated="8"/>
        </table:table-row>
        <table:table-row table:style-name="ro1">
          <table:table-cell table:style-name="ce1" office:value-type="string">
            <text:p>Question no.</text:p>
          </table:table-cell>
          <table:table-cell table:style-name="ce4" office:value-type="string">
            <text:p>Ans1</text:p>
          </table:table-cell>
          <table:table-cell table:style-name="ce4" office:value-type="string">
            <text:p>Ans2</text:p>
          </table:table-cell>
          <table:table-cell table:style-name="ce4" office:value-type="string">
            <text:p>Ans3</text:p>
          </table:table-cell>
          <table:table-cell table:style-name="ce4" office:value-type="string">
            <text:p>Ans4</text:p>
          </table:table-cell>
          <table:table-cell table:style-name="ce4" office:value-type="string">
            <text:p>Ans5</text:p>
          </table:table-cell>
          <table:table-cell table:style-name="ce1" office:value-type="string">
            <text:p>Total</text:p>
          </table:table-cell>
          <table:table-cell table:style-name="ce1"/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5" office:value-type="float" office:value="2">
            <text:p>2</text:p>
          </table:table-cell>
          <table:table-cell table:formula="of:=SUM([.B114:.F114])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formula="of:=SUM([.B115:.F115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B116:.F116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117:.F117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118:.F118])"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B119:.F119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>
            <text:p>6</text:p>
          </table:table-cell>
          <table:table-cell table:number-columns-repeated="5" office:value-type="float" office:value="2">
            <text:p>2</text:p>
          </table:table-cell>
          <table:table-cell table:formula="of:=SUM([.B120:.F120])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121:.F121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SUM([.B122:.F122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123:.F123])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10">
            <text:p>10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124:.F124])"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style-name="ce2"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B125:.F125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126:.F126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127:.F127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128:.F128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 office:value-type="float" office:value="2">
            <text:p>2</text:p>
          </table:table-cell>
          <table:table-cell table:formula="of:=SUM([.B129:.F129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130:.F130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table:formula="of:=SUM([.B131:.F131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B132:.F132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19">
            <text:p>19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 office:value-type="float" office:value="2">
            <text:p>2</text:p>
          </table:table-cell>
          <table:table-cell table:formula="of:=SUM([.B133:.F133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formula="of:=SUM([.B134:.F134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3" office:value-type="float" office:value="2">
            <text:p>2</text:p>
          </table:table-cell>
          <table:table-cell table:formula="of:=SUM([.B135:.F135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formula="of:=SUM([.B136:.F136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3" office:value-type="float" office:value="2">
            <text:p>2</text:p>
          </table:table-cell>
          <table:table-cell table:formula="of:=SUM([.B137:.F137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formula="of:=SUM([.B138:.F138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SUM([.B139:.F139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6">
            <text:p>26</text:p>
          </table:table-cell>
          <table:table-cell table:number-columns-repeated="5" office:value-type="float" office:value="2">
            <text:p>2</text:p>
          </table:table-cell>
          <table:table-cell table:formula="of:=SUM([.B140:.F140])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141:.F141])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B142:.F142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formula="of:=SUM([.B143:.F143])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" office:value-type="string">
            <text:p>Total</text:p>
          </table:table-cell>
          <table:table-cell table:style-name="ce4" table:formula="of:=SUM([.B114:.F143])" office:value-type="float" office:value="189">
            <text:p>189</text:p>
          </table:table-cell>
          <table:table-cell table:style-name="ce4"/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Max</text:p>
          </table:table-cell>
          <table:table-cell table:style-name="ce4" office:value-type="float" office:value="300">
            <text:p>300</text:p>
          </table:table-cell>
          <table:table-cell table:style-name="ce4"/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>
            <text:p>Percent</text:p>
          </table:table-cell>
          <table:table-cell table:style-name="ce6" table:formula="of:=([.G144]/[.G145])" office:value-type="percentage" office:value="0.63">
            <text:p>63.0%</text:p>
          </table:table-cell>
          <table:table-cell table:style-name="ce6"/>
          <table:table-cell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office:value-type="string">
            <text:p>Duplicates</text:p>
          </table:table-cell>
          <table:table-cell table:style-name="ce5" table:formula="of:=SUMPRODUCT(--ISTEXT([.B114:.F143]))" office:value-type="float" office:value="20">
            <text:p>20</text:p>
          </table:table-cell>
          <table:table-cell table:style-name="ce5"/>
          <table:table-cell/>
        </table:table-row>
        <table:table-row table:style-name="ro2" table:number-rows-repeated="104842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3">13/05/2021</text:date>, <text:time>14:3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Lean</meta:initial-creator>
    <meta:creation-date>2021-05-10T17:04:58.59</meta:creation-date>
    <meta:generator>OpenOffice/4.1.7$Win32 OpenOffice.org_project/417m1$Build-9800</meta:generator>
    <dc:date>2021-05-13T14:38:49.04</dc:date>
    <dc:creator>Oliver Lean</dc:creator>
    <meta:editing-duration>PT12H7M27S</meta:editing-duration>
    <meta:editing-cycles>116</meta:editing-cycles>
    <meta:document-statistic meta:table-count="3" meta:cell-count="907" meta:object-count="0"/>
  </office:meta>
</office:document-meta>
</file>